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5000027F600000A9C06933328.svm" manifest:media-type=""/>
  <manifest:file-entry manifest:full-path="Pictures/2000000500002535000009EC37640A28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2" svg:font-family="Arial" style:font-adornments="Regular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18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3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07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2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6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5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75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4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678cm"/>
    </style:style>
    <style:style style:name="gr20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2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000000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.881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166cm"/>
    </style:style>
    <style:style style:name="gr27" style:family="graphic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28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84cm"/>
    </style:style>
    <style:style style:name="gr3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123cm" fo:min-width="0.753cm"/>
    </style:style>
    <style:style style:name="gr31" style:family="graphic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32" style:family="graphic">
      <style:graphic-properties draw:stroke="solid" svg:stroke-width="0.051cm" svg:stroke-color="#000000" draw:marker-start="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3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0.884cm"/>
    </style:style>
    <style:style style:name="gr34" style:family="graphic">
      <style:graphic-properties draw:stroke="solid" svg:stroke-width="0.051cm" svg:stroke-color="#000000" draw:marker-start-width="0.224cm" draw:marker-end="Line_20_Arrow" draw:marker-end-width="0.339cm" draw:marker-end-center="false" draw:stroke-linejoin="round" svg:stroke-linecap="butt" draw:fill="none" draw:textarea-vertical-align="top" draw:auto-grow-height="false" fo:padding-top="0.133cm" fo:padding-bottom="0.133cm" fo:padding-left="0.258cm" fo:padding-right="0.258cm" fo:wrap-option="wrap"/>
    </style:style>
    <style:style style:name="gr35" style:family="graphic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3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3cm"/>
    </style:style>
    <style:style style:name="gr3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69cm"/>
    </style:style>
    <style:style style:name="gr38" style:family="graphic">
      <style:graphic-properties draw:stroke="solid" svg:stroke-width="0.051cm" svg:stroke-color="#000000" draw:marker-start="Line_20_Arrow" draw:marker-start-width="0.224cm" draw:marker-end="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39" style:family="graphic" style:parent-style-name="objectwithoutfill">
      <style:graphic-properties svg:stroke-width="0.051cm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67cm"/>
    </style:style>
    <style:style style:name="gr41" style:family="graphic" style:parent-style-name="objectwithoutfill">
      <style:graphic-properties svg:stroke-width="0.051cm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051cm" draw:marker-start="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43" style:family="graphic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4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011cm"/>
    </style:style>
    <style:style style:name="gr4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45cm"/>
    </style:style>
    <style:style style:name="gr4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84cm"/>
    </style:style>
    <style:style style:name="gr4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535cm"/>
    </style:style>
    <style:style style:name="gr4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313cm"/>
    </style:style>
    <style:style style:name="gr4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47cm"/>
    </style:style>
    <style:style style:name="gr5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549cm" fo:min-width="1.269cm"/>
    </style:style>
    <style:style style:name="gr51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52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5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54" style:family="graphic" style:parent-style-name="standard">
      <style:graphic-properties draw:stroke="none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668cm"/>
    </style:style>
    <style:style style:name="gr56" style:family="graphic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245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2.255cm"/>
    </style:style>
    <style:style style:name="pr7" style:family="presentation" style:parent-style-name="UPF-master-notes">
      <style:graphic-properties draw:fill-color="#ffffff" fo:min-height="12.793cm"/>
    </style:style>
    <style:style style:name="pr8" style:family="presentation" style:parent-style-name="UPF-master-notes">
      <style:graphic-properties draw:fill-color="#ffffff" draw:auto-grow-height="true" fo:min-height="12.793cm"/>
    </style:style>
    <style:style style:name="pr9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cm" fo:padding-bottom="0cm" fo:padding-left="0cm" fo:padding-right="0cm" fo:wrap-option="wrap"/>
    </style:style>
    <style:style style:name="pr10" style:family="presentation" style:parent-style-name="UPF-master-title">
      <style:graphic-properties draw:auto-grow-height="true" fo:min-height="3.18cm"/>
    </style:style>
    <style:style style:name="pr11" style:family="presentation" style:parent-style-name="UPF-master-outline1">
      <style:graphic-properties fo:min-height="10.799cm"/>
    </style:style>
    <style:style style:name="pr12" style:family="presentation" style:parent-style-name="UPF-master-notes">
      <style:graphic-properties draw:fill-color="#ffffff" fo:min-height="12.792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style:paragraph-properties fo:margin-top="0cm" fo:margin-bottom="0cm" fo:line-height="100%" fo:text-align="center" style:punctuation-wrap="simple"/>
    </style:style>
    <style:style style:name="P14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6pt" fo:font-style="normal" fo:font-weight="normal"/>
    </style:style>
    <style:style style:name="P15" style:family="paragraph">
      <style:text-properties fo:color="#000000" style:font-name="Arial2" fo:font-size="16pt" fo:font-style="normal" fo:font-weight="normal"/>
    </style:style>
    <style:style style:name="P16" style:family="paragraph">
      <style:text-properties fo:font-size="19.8999996185303pt"/>
    </style:style>
    <style:style style:name="P17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6pt" fo:font-style="normal" fo:font-weight="normal" style:font-size-asian="36pt" style:font-size-complex="36pt"/>
    </style:style>
    <style:style style:name="P18" style:family="paragraph">
      <style:paragraph-properties fo:text-align="center"/>
      <style:text-properties fo:color="#000000" style:font-name="Arial2" fo:font-size="16pt" fo:font-style="normal" fo:font-weight="normal"/>
    </style:style>
    <style:style style:name="P19" style:family="paragraph">
      <style:text-properties fo:color="#000000" style:font-name="Arial2" fo:font-size="24pt" fo:font-style="normal" fo:font-weight="normal" style:font-size-asian="24pt" style:font-size-complex="24pt"/>
    </style:style>
    <style:style style:name="P20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6pt" fo:font-style="normal" fo:font-weight="bold" style:font-weight-asian="bold" style:font-weight-complex="bold"/>
    </style:style>
    <style:style style:name="P21" style:family="paragraph">
      <style:text-properties fo:color="#000000" style:font-name="Arial3" fo:font-size="15pt"/>
    </style:style>
    <style:style style:name="P22" style:family="paragraph">
      <style:text-properties fo:color="#000000" style:font-name="Arial3" fo:font-size="15pt" style:font-size-asian="18pt" style:font-size-complex="18pt"/>
    </style:style>
    <style:style style:name="P23" style:family="paragraph">
      <style:paragraph-properties fo:margin-top="0cm" fo:margin-bottom="0cm" fo:line-height="100%" fo:text-align="center" style:punctuation-wrap="simple"/>
      <style:text-properties fo:color="#000000" style:font-name="Arial3" fo:font-size="15pt"/>
    </style:style>
    <style:style style:name="P24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3" fo:font-size="15pt" style:font-size-asian="36pt" style:font-size-complex="36pt"/>
    </style:style>
    <style:style style:name="P25" style:family="paragraph">
      <style:paragraph-properties fo:text-align="center"/>
      <style:text-properties fo:color="#000000" style:font-name="Arial3" fo:font-size="15pt"/>
    </style:style>
    <style:style style:name="P26" style:family="paragraph">
      <style:text-properties fo:color="#000000" style:font-name="Arial3" fo:font-size="22pt" style:font-size-asian="22pt" style:font-size-complex="22pt"/>
    </style:style>
    <style:style style:name="P27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3" fo:font-size="15pt"/>
    </style:style>
    <style:style style:name="P28" style:family="paragraph">
      <style:paragraph-properties fo:text-align="start"/>
      <style:text-properties fo:color="#000000" style:font-name="Arial3" fo:font-size="15pt"/>
    </style:style>
    <style:style style:name="P29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3" fo:font-size="15pt" style:font-size-asian="18pt" style:font-size-complex="18pt"/>
    </style:style>
    <style:style style:name="P30" style:family="paragraph">
      <style:paragraph-properties fo:margin-top="0cm" fo:margin-bottom="0cm" fo:line-height="100%" fo:text-align="center" style:punctuation-wrap="simple"/>
      <style:text-properties fo:color="#800000" style:font-name="Arial3" fo:font-size="15pt"/>
    </style:style>
    <style:style style:name="P31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3" fo:font-size="15pt"/>
    </style:style>
    <style:style style:name="P32" style:family="paragraph">
      <style:text-properties fo:font-size="26.8999996185303pt"/>
    </style:style>
    <style:style style:name="P33" style:family="paragraph">
      <style:paragraph-properties fo:margin-left="0cm" fo:margin-right="0cm" fo:text-indent="0cm"/>
    </style:style>
    <style:style style:name="P34" style:family="paragraph">
      <style:paragraph-properties fo:text-align="center" style:writing-mode="lr-tb"/>
    </style:style>
    <style:style style:name="P35" style:family="paragraph">
      <style:text-properties fo:font-size="22pt" style:font-size-asian="22pt" style:font-size-complex="22pt"/>
    </style:style>
    <style:style style:name="P36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.3999996185303pt"/>
    </style:style>
    <style:style style:name="P37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.3999996185303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6" style:family="text">
      <style:text-properties fo:color="#0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7" style:family="text">
      <style:text-properties fo:color="#000000" style:font-name="Arial2" fo:font-size="16pt" fo:font-style="normal" fo:font-weight="normal"/>
    </style:style>
    <style:style style:name="T8" style:family="text">
      <style:text-properties fo:color="#000000" style:text-position="-20% 61%" style:font-name="Arial2" fo:font-size="16pt" fo:font-style="normal" fo:font-weight="normal"/>
    </style:style>
    <style:style style:name="T9" style:family="text">
      <style:text-properties fo:font-size="19.8999996185303pt"/>
    </style:style>
    <style:style style:name="T10" style:family="text">
      <style:text-properties style:text-position="-20% 61%" fo:font-size="19.8999996185303pt"/>
    </style:style>
    <style:style style:name="T11" style:family="text">
      <style:text-properties fo:color="#0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12" style:family="text">
      <style:text-properties fo:color="#000000" style:font-name="Arial2" fo:font-size="24pt" fo:font-style="normal" fo:font-weight="normal" style:font-size-asian="24pt" style:font-size-complex="24pt"/>
    </style:style>
    <style:style style:name="T13" style:family="text">
      <style:text-properties fo:color="#000000" style:text-line-through-style="none" style:text-line-through-type="none" style:font-name="Arial2" fo:font-size="16pt" fo:letter-spacing="normal" fo:font-style="normal" style:text-underline-style="none" fo:font-weight="bold" style:font-name-asian="AR PL ShanHeiSun Uni2" style:font-size-asian="16pt" style:font-style-asian="normal" style:font-weight-asian="bold" style:font-name-complex="AR PL ShanHeiSun Uni2" style:font-size-complex="16pt" style:font-style-complex="normal" style:font-weight-complex="bold"/>
    </style:style>
    <style:style style:name="T14" style:family="text">
      <style:text-properties style:font-size-asian="18pt" style:font-size-complex="18pt"/>
    </style:style>
    <style:style style:name="T15" style:family="text">
      <style:text-properties style:text-line-through-style="none" style:text-line-through-type="none" fo:letter-spacing="normal" fo:font-style="normal" style:text-underline-style="none" fo:font-weight="normal" style:font-name-asian="AR PL ShanHeiSun Uni2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text-line-through-style="none" style:text-line-through-type="none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8" style:family="text">
      <style:text-properties style:text-line-through-style="none" style:text-line-through-type="none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9" style:family="text">
      <style:text-properties style:text-position="-20% 61%"/>
    </style:style>
    <style:style style:name="T20" style:family="text">
      <style:text-properties fo:color="#800000" style:text-line-through-style="none" style:text-line-through-type="none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21" style:family="text">
      <style:text-properties fo:color="#000000" fo:language="en" fo:country="US"/>
    </style:style>
    <style:style style:name="T22" style:family="text">
      <style:text-properties fo:color="#000000" fo:language="es" fo:country="ES"/>
    </style:style>
    <style:style style:name="T23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sound transformation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draw:page draw:name="page2" draw:style-name="dp3" draw:master-page-name="UPF-master" presentation:use-date-time-name="dtd1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4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4">Harmonic plus residual model</text:span></text:p>
                <text:list>
                  <text:list-item>
                    <text:p text:style-name="P10"><text:span text:style-name="T4">Pitch transposition</text:span></text:p>
                  </text:list-item>
                </text:list>
              </text:list-item>
              <text:list-item>
                <text:p text:style-name="P11"><text:span text:style-name="T4">Harmonic plus stochastic model</text:span></text:p>
                <text:list>
                  <text:list-item>
                    <text:p text:style-name="P10"><text:span text:style-name="T4">Time stretching</text:span></text:p>
                  </text:list-item>
                  <text:list-item>
                    <text:p text:style-name="P10"><text:span text:style-name="T4">Morphing</text:span></text:p>
                  </text:list-item>
                </text:list>
                <text:p text:style-name="P11"><text:span text:style-name="T4"/></text:p>
              </text:list-item>
            </text:list>
          </draw:text-box>
        </draw:frame>
        <presentation:notes draw:style-name="dp4"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2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8" draw:layer="layout" svg:width="14.221cm" svg:height="10.667cm" svg:x="2.752cm" svg:y="2.13cm">
            <text:list text:style-name="L2">
              <text:list-header>
                <text:p text:style-name="P33"><text:span text:style-name="T4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use-date-time-name="dtd1">
        <office:forms form:automatic-focus="false" form:apply-design-mode="false"/>
        <draw:custom-shape draw:name="Rectángulo 30" draw:style-name="gr5" draw:text-style-name="P14" draw:layer="layout" svg:width="2.333cm" svg:height="1.086cm" svg:x="6.473cm" svg:y="3.626cm">
          <text:p text:style-name="P13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5" draw:text-style-name="P14" draw:layer="layout" svg:width="3.81cm" svg:height="1.423cm" svg:x="16.256cm" svg:y="6.474cm">
          <text:p text:style-name="P13"><text:span text:style-name="T6">Sine spectral</text:span></text:p>
          <text:p text:style-name="P13"><text:span text:style-name="T6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5" draw:text-style-name="P14" draw:layer="layout" svg:width="4.282cm" svg:height="1.354cm" svg:x="11.434cm" svg:y="3.488cm">
          <text:p text:style-name="P13"><text:span text:style-name="T6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6" draw:style-name="gr5" draw:text-style-name="P14" draw:layer="layout" svg:width="3.647cm" svg:height="1.43cm" svg:x="18.959cm" svg:y="3.372cm">
          <text:p text:style-name="P13"><text:span text:style-name="T6">F0</text:span></text:p>
          <text:p text:style-name="P13"><text:span text:style-name="T6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5" draw:text-style-name="P14" draw:layer="layout" svg:width="4.259cm" svg:height="1.294cm" svg:x="19cm" svg:y="16.472cm">
          <text:p text:style-name="P13"><text:span text:style-name="T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7" draw:style-name="gr5" draw:text-style-name="P14" draw:layer="layout" svg:width="2.688cm" svg:height="1.163cm" svg:x="19.76cm" svg:y="14.223cm">
          <text:p text:style-name="P13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5" draw:layer="layout" svg:width="1.682cm" svg:height="1.06cm" svg:x="1.18cm" svg:y="3.037cm">
          <draw:text-box>
            <text:p><text:span text:style-name="T7">x[n]</text:span></text:p>
          </draw:text-box>
        </draw:frame>
        <draw:frame draw:style-name="gr7" draw:text-style-name="P15" draw:layer="layout" svg:width="1.848cm" svg:height="1.06cm" svg:x="2.519cm" svg:y="2.018cm">
          <draw:text-box>
            <text:p><text:span text:style-name="T7">wh[n]</text:span></text:p>
          </draw:text-box>
        </draw:frame>
        <draw:frame draw:style-name="gr8" draw:text-style-name="P15" draw:layer="layout" svg:width="2.187cm" svg:height="1.06cm" svg:x="3.889cm" svg:y="4.307cm">
          <draw:text-box>
            <text:p><text:span text:style-name="T7">xwh[n]</text:span></text:p>
          </draw:text-box>
        </draw:frame>
        <draw:frame draw:style-name="gr9" draw:text-style-name="P15" draw:layer="layout" svg:width="2.07cm" svg:height="1.06cm" svg:x="21.201cm" svg:y="17.84cm">
          <draw:text-box>
            <text:p><text:span text:style-name="T7">y[n]</text:span></text:p>
          </draw:text-box>
        </draw:frame>
        <draw:frame draw:style-name="gr10" draw:text-style-name="P15" draw:layer="layout" svg:width="2.578cm" svg:height="1.06cm" svg:x="21.301cm" svg:y="15.271cm">
          <draw:text-box>
            <text:p><text:span text:style-name="T7">yw[n]</text:span></text:p>
          </draw:text-box>
        </draw:frame>
        <draw:frame draw:style-name="gr11" draw:text-style-name="P15" draw:layer="layout" svg:width="2.15cm" svg:height="1.06cm" svg:x="21.214cm" svg:y="13.116cm">
          <draw:text-box>
            <text:p><text:span text:style-name="T7">Y[k]</text:span></text:p>
          </draw:text-box>
        </draw:frame>
        <draw:frame draw:style-name="gr12" draw:text-style-name="P15" draw:layer="layout" svg:width="2.121cm" svg:height="1.06cm" svg:x="8.921cm" svg:y="2.748cm">
          <draw:text-box>
            <text:p><text:span text:style-name="T7">|X[k]|</text:span></text:p>
          </draw:text-box>
        </draw:frame>
        <draw:frame draw:style-name="gr13" draw:text-style-name="P15" draw:layer="layout" svg:width="2.168cm" svg:height="1.06cm" svg:x="8.833cm" svg:y="4.448cm">
          <draw:text-box>
            <text:p><text:span text:style-name="T7">&lt;X[k]</text:span></text:p>
          </draw:text-box>
        </draw:frame>
        <draw:frame draw:style-name="gr14" draw:text-style-name="P15" draw:layer="layout" svg:width="1.16cm" svg:height="1.142cm" svg:x="15.93cm" svg:y="3.108cm">
          <draw:text-box>
            <text:p><text:span text:style-name="T7">A</text:span><text:span text:style-name="T8">r</text:span></text:p>
          </draw:text-box>
        </draw:frame>
        <draw:frame draw:style-name="gr15" draw:text-style-name="P15" draw:layer="layout" svg:width="0.89cm" svg:height="1.142cm" svg:x="16.964cm" svg:y="3.097cm">
          <draw:text-box>
            <text:p><text:span text:style-name="T7">f</text:span><text:span text:style-name="T8">r</text:span></text:p>
          </draw:text-box>
        </draw:frame>
        <draw:frame draw:style-name="gr16" draw:text-style-name="P15" draw:layer="layout" svg:width="1.08cm" svg:height="1.142cm" svg:x="17.741cm" svg:y="3.082cm">
          <draw:text-box>
            <text:p><text:span text:style-name="T7">p</text:span><text:span text:style-name="T8">r</text:span></text:p>
          </draw:text-box>
        </draw:frame>
        <draw:frame draw:style-name="gr17" draw:text-style-name="P15" draw:layer="layout" svg:width="1.258cm" svg:height="1.142cm" svg:x="21.235cm" svg:y="5.003cm">
          <draw:text-box>
            <text:p><text:span text:style-name="T7">A</text:span><text:span text:style-name="T8">h</text:span></text:p>
          </draw:text-box>
        </draw:frame>
        <draw:frame draw:style-name="gr18" draw:text-style-name="P15" draw:layer="layout" svg:width="0.988cm" svg:height="1.142cm" svg:x="21.969cm" svg:y="4.992cm">
          <draw:text-box>
            <text:p><text:span text:style-name="T7">f</text:span><text:span text:style-name="T8">h</text:span></text:p>
          </draw:text-box>
        </draw:frame>
        <draw:frame draw:style-name="gr19" draw:text-style-name="P16" draw:layer="layout" svg:width="1.178cm" svg:height="1.142cm" svg:x="23.746cm" svg:y="4.332cm">
          <draw:text-box>
            <text:p><text:span text:style-name="T9">p</text:span><text:span text:style-name="T10">h</text:span></text:p>
          </draw:text-box>
        </draw:frame>
        <draw:custom-shape draw:name="Elipse 32" draw:style-name="gr20" draw:text-style-name="P14" draw:layer="layout" svg:width="1.016cm" svg:height="1.016cm" svg:x="6.003cm" svg:y="6.57cm">
          <text:p text:style-name="P13"><text:span text:style-name="T6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5" draw:text-style-name="P14" draw:layer="layout" svg:width="2.333cm" svg:height="1.06cm" svg:x="8.646cm" svg:y="6.496cm">
          <text:p text:style-name="P13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.837cm" svg:height="1.06cm" svg:x="5.588cm" svg:y="8.3cm">
          <draw:text-box>
            <text:p><text:span text:style-name="T7">wr[n]</text:span></text:p>
          </draw:text-box>
        </draw:frame>
        <draw:custom-shape draw:name="Elipse 32" draw:style-name="gr20" draw:text-style-name="P14" draw:layer="layout" svg:width="1.016cm" svg:height="1.016cm" svg:x="3.109cm" svg:y="3.655cm">
          <text:p text:style-name="P13"><text:span text:style-name="T6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20" draw:text-style-name="P17" draw:layer="layout" svg:width="1.016cm" svg:height="1.016cm" svg:x="13.159cm" svg:y="6.57cm">
          <text:p text:style-name="P13"><text:span text:style-name="T11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20" draw:text-style-name="P17" draw:layer="layout" svg:width="1.016cm" svg:height="1.016cm" svg:x="20.575cm" svg:y="12.37cm">
          <text:p text:style-name="P13"><text:span text:style-name="T11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1" draw:text-style-name="P18" draw:layer="layout" svg:x1="1.848cm" svg:y1="4.234cm" svg:x2="3.118cm" svg:y2="4.234cm">
          <text:p/>
        </draw:line>
        <draw:line draw:style-name="gr21" draw:text-style-name="P18" draw:layer="layout" svg:x1="3.572cm" svg:y1="2.934cm" svg:x2="3.572cm" svg:y2="3.711cm">
          <text:p/>
        </draw:line>
        <draw:line draw:style-name="gr21" draw:text-style-name="P18" draw:layer="layout" svg:x1="4.125cm" svg:y1="4.207cm" svg:x2="6.473cm" svg:y2="4.207cm">
          <text:p/>
        </draw:line>
        <draw:line draw:style-name="gr21" draw:text-style-name="P18" draw:layer="layout" svg:x1="8.806cm" svg:y1="3.934cm" svg:x2="11.434cm" svg:y2="3.934cm">
          <text:p/>
        </draw:line>
        <draw:line draw:style-name="gr21" draw:text-style-name="P18" draw:layer="layout" svg:x1="15.716cm" svg:y1="4.234cm" svg:x2="18.959cm" svg:y2="4.234cm">
          <text:p/>
        </draw:line>
        <draw:line draw:style-name="gr21" draw:text-style-name="P18" draw:layer="layout" svg:x1="8.806cm" svg:y1="4.434cm" svg:x2="11.434cm" svg:y2="4.434cm">
          <text:p/>
        </draw:line>
        <draw:line draw:style-name="gr21" draw:text-style-name="P18" draw:layer="layout" svg:x1="8.878cm" svg:y1="3.934cm" svg:x2="11.506cm" svg:y2="3.934cm">
          <text:p/>
        </draw:line>
        <draw:line draw:style-name="gr22" draw:text-style-name="P18" draw:layer="layout" svg:x1="2.302cm" svg:y1="4.234cm" svg:x2="2.302cm" svg:y2="7.06cm">
          <text:p/>
        </draw:line>
        <draw:line draw:style-name="gr21" draw:text-style-name="P18" draw:layer="layout" svg:x1="2.302cm" svg:y1="7.06cm" svg:x2="6.003cm" svg:y2="7.06cm">
          <text:p/>
        </draw:line>
        <draw:line draw:style-name="gr21" draw:text-style-name="P18" draw:layer="layout" svg:x1="7.019cm" svg:y1="7.06cm" svg:x2="8.674cm" svg:y2="7.06cm">
          <text:p/>
        </draw:line>
        <draw:frame draw:style-name="gr8" draw:text-style-name="P15" draw:layer="layout" svg:width="2.187cm" svg:height="1.06cm" svg:x="6.703cm" svg:y="5.95cm">
          <draw:text-box>
            <text:p><text:span text:style-name="T7">xwr[n]</text:span></text:p>
          </draw:text-box>
        </draw:frame>
        <draw:frame draw:style-name="gr8" draw:text-style-name="P15" draw:layer="layout" svg:width="2.187cm" svg:height="1.06cm" svg:x="11.09cm" svg:y="6.007cm">
          <draw:text-box>
            <text:p><text:span text:style-name="T7">X[k]</text:span></text:p>
          </draw:text-box>
        </draw:frame>
        <draw:line draw:style-name="gr21" draw:text-style-name="P18" draw:layer="layout" svg:x1="10.979cm" svg:y1="7.06cm" svg:x2="13.208cm" svg:y2="7.067cm">
          <text:p/>
        </draw:line>
        <draw:line draw:style-name="gr21" draw:text-style-name="P18" draw:layer="layout" svg:x1="20.998cm" svg:y1="4.792cm" svg:x2="20.998cm" svg:y2="8.168cm">
          <text:p/>
        </draw:line>
        <draw:line draw:style-name="gr21" draw:text-style-name="P18" draw:layer="layout" svg:x1="16.256cm" svg:y1="7.116cm" svg:x2="14.175cm" svg:y2="7.112cm">
          <text:p/>
        </draw:line>
        <draw:frame draw:style-name="gr23" draw:text-style-name="P19" draw:layer="layout" svg:width="1.381cm" svg:height="1.195cm" svg:x="14.891cm" svg:y="5.807cm">
          <draw:text-box>
            <text:p><text:span text:style-name="T12">-</text:span></text:p>
          </draw:text-box>
        </draw:frame>
        <draw:line draw:style-name="gr21" draw:text-style-name="P18" draw:layer="layout" svg:x1="21.102cm" svg:y1="13.386cm" svg:x2="21.102cm" svg:y2="14.223cm">
          <text:p/>
        </draw:line>
        <draw:line draw:style-name="gr21" draw:text-style-name="P18" draw:layer="layout" svg:x1="21.098cm" svg:y1="15.386cm" svg:x2="21.098cm" svg:y2="16.472cm">
          <text:p/>
        </draw:line>
        <draw:line draw:style-name="gr21" draw:text-style-name="P18" draw:layer="layout" svg:x1="21.117cm" svg:y1="17.766cm" svg:x2="21.117cm" svg:y2="18.9cm">
          <text:p/>
        </draw:line>
        <draw:frame draw:style-name="gr13" draw:text-style-name="P15" draw:layer="layout" svg:width="2.168cm" svg:height="1.06cm" svg:x="13.678cm" svg:y="11.784cm">
          <draw:text-box>
            <text:p><text:span text:style-name="T7">Yr[k]</text:span></text:p>
          </draw:text-box>
        </draw:frame>
        <draw:frame draw:style-name="gr13" draw:text-style-name="P15" draw:layer="layout" svg:width="2.168cm" svg:height="1.06cm" svg:x="14.296cm" svg:y="7.384cm">
          <draw:text-box>
            <text:p><text:span text:style-name="T7">Yh[k]</text:span></text:p>
          </draw:text-box>
        </draw:frame>
        <draw:frame presentation:style-name="pr6" draw:layer="layout" svg:width="24.329cm" svg:height="2.255cm" svg:x="1.071cm" svg:y="0.285cm" presentation:class="title" presentation:user-transformed="true">
          <draw:text-box>
            <text:p>Harmonic plus residual model</text:p>
          </draw:text-box>
        </draw:frame>
        <draw:line draw:style-name="gr24" draw:layer="layout" svg:x1="13.678cm" svg:y1="7.586cm" svg:x2="13.678cm" svg:y2="12.884cm">
          <text:p/>
        </draw:line>
        <draw:line draw:style-name="gr25" draw:layer="layout" svg:x1="13.678cm" svg:y1="12.854cm" svg:x2="20.575cm" svg:y2="12.854cm">
          <text:p/>
        </draw:line>
        <draw:custom-shape draw:name="Rectángulo 30" draw:style-name="gr5" draw:text-style-name="P20" draw:layer="layout" svg:width="2.659cm" svg:height="1.06cm" svg:x="19.647cm" svg:y="8.168cm">
          <text:p text:style-name="P13"><text:span text:style-name="T13">Transf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5" draw:layer="layout" svg:width="1.08cm" svg:height="1.142cm" svg:x="22.505cm" svg:y="4.954cm">
          <draw:text-box>
            <text:p><text:span text:style-name="T7">p</text:span><text:span text:style-name="T8">h</text:span></text:p>
          </draw:text-box>
        </draw:frame>
        <draw:line draw:style-name="gr25" draw:layer="layout" svg:x1="20.998cm" svg:y1="7.174cm" svg:x2="20.066cm" svg:y2="7.174cm">
          <text:p/>
        </draw:line>
        <draw:custom-shape draw:name="Rectángulo 36" draw:style-name="gr5" draw:text-style-name="P14" draw:layer="layout" svg:width="3.81cm" svg:height="1.423cm" svg:x="19.156cm" svg:y="10.075cm">
          <text:p text:style-name="P13"><text:span text:style-name="T6">Sine spectral</text:span></text:p>
          <text:p text:style-name="P13"><text:span text:style-name="T6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5" draw:layer="layout" svg:x1="21.082cm" svg:y1="9.228cm" svg:x2="21.082cm" svg:y2="10.075cm">
          <text:p/>
        </draw:line>
        <draw:frame draw:style-name="gr17" draw:text-style-name="P15" draw:layer="layout" svg:width="1.258cm" svg:height="1.142cm" svg:x="21.235cm" svg:y="9.104cm">
          <draw:text-box>
            <text:p><text:span text:style-name="T7">A</text:span><text:span text:style-name="T8">h</text:span></text:p>
          </draw:text-box>
        </draw:frame>
        <draw:frame draw:style-name="gr18" draw:text-style-name="P15" draw:layer="layout" svg:width="0.988cm" svg:height="1.142cm" svg:x="21.969cm" svg:y="9.093cm">
          <draw:text-box>
            <text:p><text:span text:style-name="T7">f</text:span><text:span text:style-name="T8">h</text:span></text:p>
          </draw:text-box>
        </draw:frame>
        <draw:frame draw:style-name="gr16" draw:text-style-name="P15" draw:layer="layout" svg:width="1.08cm" svg:height="1.142cm" svg:x="22.505cm" svg:y="9.055cm">
          <draw:text-box>
            <text:p><text:span text:style-name="T7">p</text:span><text:span text:style-name="T8">h</text:span></text:p>
          </draw:text-box>
        </draw:frame>
        <draw:frame draw:style-name="gr13" draw:text-style-name="P15" draw:layer="layout" svg:width="2.168cm" svg:height="1.06cm" svg:x="21.196cm" svg:y="11.484cm">
          <draw:text-box>
            <text:p><text:span text:style-name="T7">Yh[k]</text:span></text:p>
          </draw:text-box>
        </draw:frame>
        <draw:line draw:style-name="gr25" draw:layer="layout" svg:x1="21.082cm" svg:y1="11.498cm" svg:x2="21.082cm" svg:y2="12.37cm">
          <text:p/>
        </draw:line>
        <draw:line draw:style-name="gr25" draw:layer="layout" svg:x1="6.504cm" svg:y1="8.236cm" svg:x2="6.504cm" svg:y2="7.586cm">
          <text:p/>
        </draw:line>
        <presentation:notes draw:style-name="dp2">
          <draw:page-thumbnail draw:style-name="gr2" draw:layer="layout" svg:width="13.943cm" svg:height="10.66cm" svg:x="2.887cm" svg:y="2.16cm" draw:page-number="3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Implementation: Harmonic Model" draw:style-name="dp5" draw:master-page-name="UPF-master" presentation:presentation-page-layout-name="AL1T11">
        <office:forms form:automatic-focus="false" form:apply-design-mode="false"/>
        <draw:frame draw:style-name="gr26" draw:text-style-name="P22" draw:layer="layout" svg:width="1.666cm" svg:height="0.962cm" svg:x="6.103cm" svg:y="8.323cm">
          <draw:text-box>
            <text:p text:style-name="P21"><text:span text:style-name="T14">w[n]</text:span></text:p>
          </draw:text-box>
        </draw:frame>
        <draw:custom-shape draw:name="Elipse 32" draw:style-name="gr27" draw:text-style-name="P24" draw:layer="Layout" svg:width="0.922cm" svg:height="0.921cm" svg:x="12.446cm" svg:y="6.791cm">
          <text:p text:style-name="P23"><text:span text:style-name="T1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8" draw:text-style-name="P25" draw:layer="layout" svg:x1="4.761cm" svg:y1="5.176cm" svg:x2="4.761cm" svg:y2="7.14cm">
          <text:p/>
        </draw:line>
        <draw:frame draw:style-name="gr29" draw:text-style-name="P22" draw:layer="layout" svg:width="1.984cm" svg:height="0.962cm" svg:x="6.996cm" svg:y="6.133cm">
          <draw:text-box>
            <text:p text:style-name="P21"><text:span text:style-name="T14">xw[n]</text:span></text:p>
          </draw:text-box>
        </draw:frame>
        <draw:frame draw:style-name="gr29" draw:text-style-name="P22" draw:layer="layout" svg:width="1.984cm" svg:height="0.962cm" svg:x="10.504cm" svg:y="6.371cm">
          <draw:text-box>
            <text:p text:style-name="P21"><text:span text:style-name="T14">X[k]</text:span></text:p>
          </draw:text-box>
        </draw:frame>
        <draw:frame draw:style-name="gr30" draw:text-style-name="P26" draw:layer="layout" svg:width="1.253cm" svg:height="1.373cm" svg:x="13.382cm" svg:y="6.289cm">
          <draw:text-box>
            <text:p text:style-name="P26"><text:span text:style-name="T16">-</text:span></text:p>
          </draw:text-box>
        </draw:frame>
        <draw:custom-shape draw:name="Rectángulo 36" draw:style-name="gr31" draw:text-style-name="P27" draw:layer="Layout" svg:width="3.703cm" svg:height="1.358cm" svg:x="15.532cm" svg:y="6.639cm">
          <text:p text:style-name="P23"><text:span text:style-name="T17">Sine spectral</text:span></text:p>
          <text:p text:style-name="P23"><text:span text:style-name="T17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31" draw:text-style-name="P27" draw:layer="Layout" svg:width="3.545cm" svg:height="1.121cm" svg:x="13.765cm" svg:y="14.8cm">
          <text:p text:style-name="P23"><text:span text:style-name="T1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32" draw:text-style-name="P28" draw:layer="Layout" svg:width="2.946cm" svg:height="0.001cm" draw:transform="rotate (-1.5707963267949) translate (20.574cm 5.4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31" draw:text-style-name="P27" draw:layer="Layout" svg:width="1.691cm" svg:height="1.025cm" svg:x="14.719cm" svg:y="12.647cm">
          <text:p text:style-name="P23"><text:span text:style-name="T1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21" draw:layer="layout" svg:width="1.384cm" svg:height="0.873cm" svg:x="15.863cm" svg:y="16.054cm">
          <draw:text-box>
            <text:p text:style-name="P21">y[n]</text:p>
          </draw:text-box>
        </draw:frame>
        <draw:custom-shape draw:name="Conector recto de flecha 49" draw:style-name="gr34" draw:text-style-name="P28" draw:layer="Layout" svg:width="1.311cm" svg:height="0.008cm" draw:transform="rotate (-1.5707963267949) translate (15.53cm 15.9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35" draw:text-style-name="P28" draw:layer="Layout" svg:width="1.126cm" svg:height="0.001cm" draw:transform="rotate (-1.5707963267949) translate (15.529cm 13.675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6" draw:text-style-name="P21" draw:layer="layout" svg:width="1.8cm" svg:height="0.873cm" svg:x="15.773cm" svg:y="13.701cm">
          <draw:text-box>
            <text:p text:style-name="P21">yw[n]</text:p>
          </draw:text-box>
        </draw:frame>
        <draw:frame draw:style-name="gr37" draw:text-style-name="P21" draw:layer="layout" svg:width="1.769cm" svg:height="0.873cm" svg:x="13.97cm" svg:y="6.439cm">
          <draw:text-box>
            <text:p text:style-name="P21">Yh[k]</text:p>
          </draw:text-box>
        </draw:frame>
        <draw:custom-shape draw:name="Elipse 32" draw:style-name="gr27" draw:text-style-name="P29" draw:layer="Layout" svg:width="0.922cm" svg:height="0.921cm" svg:x="6.362cm" svg:y="6.725cm">
          <text:p text:style-name="P23"><text:span text:style-name="T18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31" draw:text-style-name="P27" draw:layer="Layout" svg:width="1.507cm" svg:height="1.097cm" svg:x="8.923cm" svg:y="6.607cm">
          <text:p text:style-name="P23"><text:span text:style-name="T1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38" draw:text-style-name="P28" draw:layer="Layout" svg:width="0.731cm" svg:height="0.008cm" draw:transform="rotate (-1.5707963267949) translate (6.811cm 7.64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39" draw:text-style-name="P25" draw:layer="layout" svg:x1="15.494cm" svg:y1="7.334cm" svg:x2="13.382cm" svg:y2="7.334cm">
          <text:p/>
        </draw:line>
        <draw:line draw:style-name="gr39" draw:text-style-name="P25" draw:layer="layout" svg:x1="10.383cm" svg:y1="7.243cm" svg:x2="12.446cm" svg:y2="7.243cm">
          <text:p/>
        </draw:line>
        <draw:line draw:style-name="gr39" draw:text-style-name="P25" draw:layer="layout" svg:x1="7.284cm" svg:y1="7.14cm" svg:x2="8.89cm" svg:y2="7.14cm">
          <text:p/>
        </draw:line>
        <draw:line draw:style-name="gr39" draw:text-style-name="P25" draw:layer="layout" svg:x1="4.761cm" svg:y1="7.14cm" svg:x2="6.357cm" svg:y2="7.14cm">
          <text:p/>
        </draw:line>
        <draw:frame draw:style-name="gr40" draw:text-style-name="P22" draw:layer="layout" svg:width="1.967cm" svg:height="0.962cm" svg:x="13.36cm" svg:y="10.46cm">
          <draw:text-box>
            <text:p text:style-name="P21"><text:span text:style-name="T14">Xr[k]</text:span></text:p>
          </draw:text-box>
        </draw:frame>
        <draw:custom-shape draw:name="Elipse 32" draw:style-name="gr27" draw:text-style-name="P29" draw:layer="Layout" svg:width="0.922cm" svg:height="0.921cm" svg:x="15.117cm" svg:y="10.944cm">
          <text:p text:style-name="P23"><text:span text:style-name="T18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41" draw:text-style-name="P25" draw:layer="layout" svg:x1="12.928cm" svg:y1="11.422cm" svg:x2="15.109cm" svg:y2="11.422cm">
          <text:p/>
        </draw:line>
        <draw:line draw:style-name="gr41" draw:text-style-name="P25" draw:layer="layout" svg:x1="18.661cm" svg:y1="11.43cm" svg:x2="16.002cm" svg:y2="11.43cm">
          <text:p/>
        </draw:line>
        <draw:line draw:style-name="gr42" draw:text-style-name="P25" draw:layer="layout" svg:x1="15.598cm" svg:y1="11.866cm" svg:x2="15.598cm" svg:y2="12.647cm">
          <text:p/>
        </draw:line>
        <draw:custom-shape draw:name="Rectángulo 30" draw:style-name="gr31" draw:text-style-name="P27" draw:layer="Layout" svg:width="1.507cm" svg:height="1.097cm" svg:x="7.183cm" svg:y="4.126cm">
          <text:p text:style-name="P23"><text:span text:style-name="T1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35" draw:text-style-name="P28" draw:layer="Layout" svg:width="1.623cm" svg:height="0.007cm" svg:x="2.72cm" svg:y="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27" draw:text-style-name="P29" draw:layer="Layout" svg:width="0.922cm" svg:height="0.921cm" svg:x="4.337cm" svg:y="4.279cm">
          <text:p text:style-name="P23"><text:span text:style-name="T18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35" draw:text-style-name="P28" draw:layer="Layout" svg:width="1.923cm" svg:height="0.001cm" svg:x="5.259cm" svg:y="4.6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35" draw:text-style-name="P28" draw:layer="Layout" svg:width="1.843cm" svg:height="0.001cm" svg:x="8.696cm" svg:y="4.34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35" draw:text-style-name="P28" draw:layer="Layout" svg:width="1.843cm" svg:height="0.001cm" svg:x="8.696cm" svg:y="5.0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35" draw:text-style-name="P28" draw:layer="Layout" svg:width="1.039cm" svg:height="0.008cm" draw:transform="rotate (-1.5707963267949) translate (4.784cm 3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31" draw:text-style-name="P27" draw:layer="Layout" svg:width="2.781cm" svg:height="1.306cm" svg:x="10.517cm" svg:y="4.029cm">
          <text:p text:style-name="P23"><text:span text:style-name="T17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43" draw:text-style-name="P28" draw:layer="Layout" svg:width="1.95cm" svg:height="0.001cm" svg:x="13.217cm" svg:y="4.6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31" draw:text-style-name="P27" draw:layer="Layout" svg:width="2.746cm" svg:height="1.268cm" svg:x="15.167cm" svg:y="3.98cm">
          <text:p text:style-name="P23"><text:span text:style-name="T17">F0</text:span></text:p>
          <text:p text:style-name="P23"><text:span text:style-name="T17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21" draw:layer="layout" svg:width="1.384cm" svg:height="0.873cm" svg:x="2.755cm" svg:y="3.765cm">
          <draw:text-box>
            <text:p text:style-name="P21">x[n]</text:p>
          </draw:text-box>
        </draw:frame>
        <draw:frame draw:style-name="gr44" draw:text-style-name="P21" draw:layer="layout" svg:width="1.511cm" svg:height="0.873cm" svg:x="4.005cm" svg:y="2.375cm">
          <draw:text-box>
            <text:p text:style-name="P21">w[n]</text:p>
          </draw:text-box>
        </draw:frame>
        <draw:frame draw:style-name="gr36" draw:text-style-name="P21" draw:layer="layout" svg:width="1.8cm" svg:height="0.873cm" svg:x="5.207cm" svg:y="4.694cm">
          <draw:text-box>
            <text:p text:style-name="P21">xw[n]</text:p>
          </draw:text-box>
        </draw:frame>
        <draw:frame draw:style-name="gr45" draw:text-style-name="P21" draw:layer="layout" svg:width="1.745cm" svg:height="0.873cm" svg:x="8.721cm" svg:y="3.388cm">
          <draw:text-box>
            <text:p text:style-name="P21">|X[k]|</text:p>
          </draw:text-box>
        </draw:frame>
        <draw:frame draw:style-name="gr46" draw:text-style-name="P21" draw:layer="layout" svg:width="1.784cm" svg:height="0.873cm" svg:x="8.548cm" svg:y="5.057cm">
          <draw:text-box>
            <text:p text:style-name="P21">&lt;X[k]</text:p>
          </draw:text-box>
        </draw:frame>
        <draw:frame draw:style-name="gr47" draw:text-style-name="P21" draw:layer="layout" svg:width="1.035cm" svg:height="0.94cm" svg:x="13.218cm" svg:y="3.642cm">
          <draw:text-box>
            <text:p text:style-name="P21">A<text:span text:style-name="T19">p</text:span></text:p>
          </draw:text-box>
        </draw:frame>
        <draw:frame draw:style-name="gr48" draw:text-style-name="P21" draw:layer="layout" svg:width="0.828cm" svg:height="0.94cm" svg:x="13.797cm" svg:y="3.632cm">
          <draw:text-box>
            <text:p text:style-name="P21">f<text:span text:style-name="T19">p</text:span></text:p>
          </draw:text-box>
        </draw:frame>
        <draw:frame draw:style-name="gr49" draw:text-style-name="P21" draw:layer="layout" svg:width="0.972cm" svg:height="0.94cm" svg:x="14.255cm" svg:y="3.623cm">
          <draw:text-box>
            <text:p text:style-name="P21">p<text:span text:style-name="T19">p</text:span></text:p>
          </draw:text-box>
        </draw:frame>
        <draw:frame draw:style-name="gr47" draw:text-style-name="P21" draw:layer="layout" svg:width="1.035cm" svg:height="0.94cm" svg:x="21.646cm" svg:y="6.047cm">
          <draw:text-box>
            <text:p text:style-name="P21">A<text:span text:style-name="T19">h</text:span></text:p>
          </draw:text-box>
        </draw:frame>
        <draw:frame draw:style-name="gr48" draw:text-style-name="P21" draw:layer="layout" svg:width="0.828cm" svg:height="0.94cm" svg:x="20.592cm" svg:y="6.038cm">
          <draw:text-box>
            <text:p text:style-name="P21">f<text:span text:style-name="T19">h</text:span></text:p>
          </draw:text-box>
        </draw:frame>
        <draw:frame draw:style-name="gr49" draw:text-style-name="P21" draw:layer="layout" svg:width="0.972cm" svg:height="0.94cm" svg:x="21.05cm" svg:y="5.987cm">
          <draw:text-box>
            <text:p text:style-name="P21">p<text:span text:style-name="T19">h</text:span></text:p>
          </draw:text-box>
        </draw:frame>
        <draw:frame draw:style-name="gr48" draw:text-style-name="P21" draw:layer="layout" svg:width="0.828cm" svg:height="0.94cm" svg:x="17.88cm" svg:y="3.36cm">
          <draw:text-box>
            <text:p text:style-name="P21">f<text:span text:style-name="T19">0</text:span></text:p>
          </draw:text-box>
        </draw:frame>
        <draw:custom-shape draw:name="Rectángulo 46" draw:style-name="gr31" draw:text-style-name="P27" draw:layer="Layout" svg:width="2.939cm" svg:height="1.549cm" svg:x="19.159cm" svg:y="3.842cm">
          <text:p text:style-name="P23"><text:span text:style-name="T17">Harmonic</text:span></text:p>
          <text:p text:style-name="P23"><text:span text:style-name="T17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43" draw:text-style-name="P28" draw:layer="Layout" svg:width="1.244cm" svg:height="0.001cm" svg:x="17.914cm" svg:y="4.23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28" draw:text-style-name="P25" draw:layer="layout" svg:x1="14.173cm" svg:y1="4.663cm" svg:x2="14.173cm" svg:y2="5.585cm">
          <text:p/>
        </draw:line>
        <draw:line draw:style-name="gr28" draw:text-style-name="P25" draw:layer="layout" svg:x1="14.175cm" svg:y1="5.594cm" svg:x2="18.322cm" svg:y2="5.594cm">
          <text:p/>
        </draw:line>
        <draw:line draw:style-name="gr28" draw:text-style-name="P25" draw:layer="layout" svg:x1="18.326cm" svg:y1="5.594cm" svg:x2="18.326cm" svg:y2="5.053cm">
          <text:p/>
        </draw:line>
        <draw:custom-shape draw:name="Conector recto de flecha 33" draw:style-name="gr43" draw:text-style-name="P28" draw:layer="Layout" svg:width="0.876cm" svg:height="0.001cm" svg:x="18.325cm" svg:y="5.026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6" draw:layer="layout" svg:width="24.329cm" svg:height="2.255cm" svg:x="1.072cm" svg:y="0.286cm" presentation:class="title" presentation:user-transformed="true">
          <draw:text-box>
            <text:p>Harmonic plus residual model</text:p>
          </draw:text-box>
        </draw:frame>
        <draw:frame draw:style-name="gr50" draw:text-style-name="P21" draw:layer="layout" svg:width="1.81cm" svg:height="0.84cm" svg:x="16.471cm" svg:y="10.414cm">
          <draw:text-box>
            <text:p text:style-name="P21">Yh'[k]</text:p>
          </draw:text-box>
        </draw:frame>
        <draw:custom-shape draw:name="Rectángulo 36" draw:style-name="gr51" draw:text-style-name="P31" draw:layer="layout" svg:width="4.296cm" svg:height="1.088cm" svg:x="18.388cm" svg:y="8.336cm">
          <text:p text:style-name="P30"><text:span text:style-name="T20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52" draw:text-style-name="P27" draw:layer="layout" svg:width="3.703cm" svg:height="1.358cm" svg:x="18.659cm" svg:y="10.666cm">
          <text:p text:style-name="P23"><text:span text:style-name="T17">Sine spectral</text:span></text:p>
          <text:p text:style-name="P23"><text:span text:style-name="T17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1" draw:layer="layout" svg:x1="20.574cm" svg:y1="9.424cm" svg:x2="20.574cm" svg:y2="10.666cm">
          <text:p/>
        </draw:line>
        <draw:line draw:style-name="gr28" draw:layer="layout" svg:x1="12.928cm" svg:y1="7.712cm" svg:x2="12.928cm" svg:y2="11.43cm">
          <text:p/>
        </draw:line>
        <draw:line draw:style-name="gr41" draw:layer="layout" svg:x1="20.574cm" svg:y1="7.366cm" svg:x2="19.235cm" svg:y2="7.366cm">
          <text:p/>
        </draw:line>
        <draw:frame draw:style-name="gr47" draw:text-style-name="P21" draw:layer="layout" svg:width="1.094cm" svg:height="0.94cm" svg:x="21.747cm" svg:y="9.747cm">
          <draw:text-box>
            <text:p text:style-name="P21">A<text:span text:style-name="T19">h'</text:span></text:p>
          </draw:text-box>
        </draw:frame>
        <draw:frame draw:style-name="gr48" draw:text-style-name="P21" draw:layer="layout" svg:width="0.891cm" svg:height="0.94cm" svg:x="20.693cm" svg:y="9.738cm">
          <draw:text-box>
            <text:p text:style-name="P21">f<text:span text:style-name="T19">h'</text:span></text:p>
          </draw:text-box>
        </draw:frame>
        <draw:frame draw:style-name="gr49" draw:text-style-name="P21" draw:layer="layout" svg:width="1.035cm" svg:height="0.94cm" svg:x="21.151cm" svg:y="9.687cm">
          <draw:text-box>
            <text:p text:style-name="P21">p<text:span text:style-name="T19">h'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6cm" svg:y="2.159cm" draw:page-number="4" presentation:class="page"/>
          <draw:frame presentation:style-name="pr8" draw:text-style-name="P32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5" draw:style-name="dp1" draw:master-page-name="UPF-master" presentation:use-date-time-name="dtd1">
        <office:forms form:automatic-focus="false" form:apply-design-mode="false"/>
        <draw:frame presentation:style-name="pr9" draw:text-style-name="P8" draw:layer="layout" svg:width="21.617cm" svg:height="3.176cm" svg:x="1.238cm" svg:y="0.162cm" presentation:class="title" presentation:user-transformed="true">
          <draw:text-box>
            <text:list text:style-name="L1">
              <text:list-header>
                <text:p text:style-name="P33">Frequency shifting of sine waves</text:p>
              </text:list-header>
            </text:list>
          </draw:text-box>
        </draw:frame>
        <draw:custom-shape draw:name="CuadroTexto 5" draw:style-name="gr53" draw:text-style-name="P8" draw:layer="layout" svg:width="17.991cm" svg:height="3.093cm" svg:x="4.022cm" svg:y="12.912cm">
          <text:list text:style-name="L2">
            <text:list-header>
              <text:p text:style-name="P33"><text:span text:style-name="T21">fshift = 100.0</text:span></text:p>
            </text:list-header>
            <text:list-item>
              <text:p text:style-name="P33"><text:span text:style-name="T21">ysloc = (ysloc&gt;0) * (ysloc + fshift/fs*Ns) <text:s text:c="4"/></text:span></text:p>
              <text:p text:style-name="P33"><text:span text:style-name="T21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4" draw:text-style-name="P34" draw:layer="layout" svg:width="20.638cm" svg:height="5.503cm" svg:x="1.905cm" svg:y="5.08cm">
          <draw:image xlink:href="Pictures/2000000500002535000009EC37640A28.svm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5" presentation:class="page"/>
          <draw:frame presentation:style-name="pr8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use-date-time-name="dtd1">
        <office:forms form:automatic-focus="false" form:apply-design-mode="false"/>
        <draw:frame presentation:style-name="pr9" draw:text-style-name="P8" draw:layer="layout" svg:width="23.103cm" svg:height="3.176cm" svg:x="1.238cm" svg:y="0.162cm" presentation:class="title" presentation:user-transformed="true">
          <draw:text-box>
            <text:list text:style-name="L1">
              <text:list-header>
                <text:p text:style-name="P33">Frequency stretching of sine waves</text:p>
              </text:list-header>
            </text:list>
          </draw:text-box>
        </draw:frame>
        <draw:custom-shape draw:name="CuadroTexto 5" draw:style-name="gr53" draw:text-style-name="P8" draw:layer="layout" svg:width="17.991cm" svg:height="3.093cm" svg:x="4.022cm" svg:y="12.912cm">
          <text:list text:style-name="L2">
            <text:list-header>
              <text:p text:style-name="P33"><text:span text:style-name="T22">fstretch = 1.1</text:span></text:p>
            </text:list-header>
            <text:list-item>
              <text:p text:style-name="P33"><text:span text:style-name="T22">ysloc = ysloc * (fstretch**np.arange(0, ysloc.size))</text:span></text:p>
              <text:p text:style-name="P33"><text:span text:style-name="T2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4" draw:text-style-name="P34" draw:layer="layout" svg:width="21.061cm" svg:height="5.592cm" svg:x="1.693cm" svg:y="5.08cm">
          <draw:image xlink:href="Pictures/20000005000027F600000A9C06933328.svm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6" presentation:class="page"/>
          <draw:frame presentation:style-name="pr8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7" draw:style-name="dp5" draw:master-page-name="UPF-master" presentation:presentation-page-layout-name="AL1T11">
        <office:forms form:automatic-focus="false" form:apply-design-mode="false"/>
        <draw:frame draw:style-name="gr26" draw:text-style-name="P22" draw:layer="layout" svg:width="1.666cm" svg:height="0.962cm" svg:x="5.603cm" svg:y="8.023cm">
          <draw:text-box>
            <text:p text:style-name="P21"><text:span text:style-name="T14">w[n]</text:span></text:p>
          </draw:text-box>
        </draw:frame>
        <draw:custom-shape draw:name="Elipse 32" draw:style-name="gr27" draw:text-style-name="P24" draw:layer="Layout" svg:width="0.922cm" svg:height="0.921cm" svg:x="11.946cm" svg:y="6.491cm">
          <text:p text:style-name="P23"><text:span text:style-name="T1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8" draw:text-style-name="P25" draw:layer="layout" svg:x1="4.261cm" svg:y1="4.876cm" svg:x2="4.261cm" svg:y2="6.84cm">
          <text:p/>
        </draw:line>
        <draw:frame draw:style-name="gr29" draw:text-style-name="P22" draw:layer="layout" svg:width="1.984cm" svg:height="0.962cm" svg:x="6.496cm" svg:y="5.833cm">
          <draw:text-box>
            <text:p text:style-name="P21"><text:span text:style-name="T14">xw[n]</text:span></text:p>
          </draw:text-box>
        </draw:frame>
        <draw:frame draw:style-name="gr29" draw:text-style-name="P22" draw:layer="layout" svg:width="1.984cm" svg:height="0.962cm" svg:x="10.004cm" svg:y="6.071cm">
          <draw:text-box>
            <text:p text:style-name="P21"><text:span text:style-name="T14">X[k]</text:span></text:p>
          </draw:text-box>
        </draw:frame>
        <draw:frame draw:style-name="gr30" draw:text-style-name="P26" draw:layer="layout" svg:width="1.253cm" svg:height="1.373cm" svg:x="12.882cm" svg:y="5.989cm">
          <draw:text-box>
            <text:p text:style-name="P26"><text:span text:style-name="T16">-</text:span></text:p>
          </draw:text-box>
        </draw:frame>
        <draw:custom-shape draw:name="Rectángulo 36" draw:style-name="gr31" draw:text-style-name="P27" draw:layer="Layout" svg:width="3.703cm" svg:height="1.358cm" svg:x="15.032cm" svg:y="6.339cm">
          <text:p text:style-name="P23"><text:span text:style-name="T17">Sine spectral</text:span></text:p>
          <text:p text:style-name="P23"><text:span text:style-name="T17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31" draw:text-style-name="P27" draw:layer="Layout" svg:width="3.545cm" svg:height="1.121cm" svg:x="14.588cm" svg:y="16.1cm">
          <text:p text:style-name="P23"><text:span text:style-name="T1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32" draw:text-style-name="P28" draw:layer="Layout" svg:width="5.109cm" svg:height="0.008cm" draw:transform="rotate (-1.5707963267949) translate (20.219cm 5.1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31" draw:text-style-name="P27" draw:layer="Layout" svg:width="1.691cm" svg:height="1.025cm" svg:x="15.519cm" svg:y="14.177cm">
          <text:p text:style-name="P23"><text:span text:style-name="T1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21" draw:layer="layout" svg:width="1.384cm" svg:height="0.873cm" svg:x="16.686cm" svg:y="17.254cm">
          <draw:text-box>
            <text:p text:style-name="P21">y[n]</text:p>
          </draw:text-box>
        </draw:frame>
        <draw:custom-shape draw:name="Conector recto de flecha 49" draw:style-name="gr34" draw:text-style-name="P28" draw:layer="Layout" svg:width="0.985cm" svg:height="0.008cm" draw:transform="rotate (-1.5707963267949) translate (16.353cm 17.2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38" draw:text-style-name="P28" draw:layer="Layout" svg:width="0.864cm" svg:height="0.001cm" draw:transform="rotate (-1.5707963267949) translate (16.352cm 15.231cm)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36" draw:text-style-name="P21" draw:layer="layout" svg:width="1.8cm" svg:height="0.873cm" svg:x="16.496cm" svg:y="15.155cm">
          <draw:text-box>
            <text:p text:style-name="P21">yw[n]</text:p>
          </draw:text-box>
        </draw:frame>
        <draw:frame draw:style-name="gr37" draw:text-style-name="P21" draw:layer="layout" svg:width="1.769cm" svg:height="0.873cm" svg:x="13.47cm" svg:y="6.139cm">
          <draw:text-box>
            <text:p text:style-name="P21">Yh[k]</text:p>
          </draw:text-box>
        </draw:frame>
        <draw:custom-shape draw:name="Elipse 32" draw:style-name="gr27" draw:text-style-name="P29" draw:layer="Layout" svg:width="0.922cm" svg:height="0.921cm" svg:x="5.862cm" svg:y="6.425cm">
          <text:p text:style-name="P23"><text:span text:style-name="T18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31" draw:text-style-name="P27" draw:layer="Layout" svg:width="1.507cm" svg:height="1.097cm" svg:x="8.423cm" svg:y="6.307cm">
          <text:p text:style-name="P23"><text:span text:style-name="T1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38" draw:text-style-name="P28" draw:layer="Layout" svg:width="0.731cm" svg:height="0.008cm" draw:transform="rotate (-1.5707963267949) translate (6.311cm 7.34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39" draw:text-style-name="P25" draw:layer="layout" svg:x1="14.994cm" svg:y1="7.034cm" svg:x2="12.882cm" svg:y2="7.034cm">
          <text:p/>
        </draw:line>
        <draw:line draw:style-name="gr39" draw:text-style-name="P25" draw:layer="layout" svg:x1="9.883cm" svg:y1="6.943cm" svg:x2="11.946cm" svg:y2="6.943cm">
          <text:p/>
        </draw:line>
        <draw:line draw:style-name="gr39" draw:text-style-name="P25" draw:layer="layout" svg:x1="6.784cm" svg:y1="6.84cm" svg:x2="8.39cm" svg:y2="6.84cm">
          <text:p/>
        </draw:line>
        <draw:line draw:style-name="gr39" draw:text-style-name="P25" draw:layer="layout" svg:x1="4.261cm" svg:y1="6.84cm" svg:x2="5.857cm" svg:y2="6.84cm">
          <text:p/>
        </draw:line>
        <draw:frame draw:style-name="gr40" draw:text-style-name="P22" draw:layer="layout" svg:width="1.967cm" svg:height="0.962cm" svg:x="12.46cm" svg:y="7.26cm">
          <draw:text-box>
            <text:p text:style-name="P21"><text:span text:style-name="T14">Xr[k]</text:span></text:p>
          </draw:text-box>
        </draw:frame>
        <draw:custom-shape draw:name="Elipse 32" draw:style-name="gr27" draw:text-style-name="P29" draw:layer="Layout" svg:width="0.922cm" svg:height="0.921cm" svg:x="15.917cm" svg:y="12.498cm">
          <text:p text:style-name="P23"><text:span text:style-name="T18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41" draw:text-style-name="P25" draw:layer="layout" svg:x1="18.313cm" svg:y1="12.972cm" svg:x2="16.839cm" svg:y2="12.972cm">
          <text:p/>
        </draw:line>
        <draw:line draw:style-name="gr42" draw:text-style-name="P25" draw:layer="layout" svg:x1="16.398cm" svg:y1="13.42cm" svg:x2="16.398cm" svg:y2="14.201cm">
          <text:p/>
        </draw:line>
        <draw:custom-shape draw:name="Rectángulo 30" draw:style-name="gr31" draw:text-style-name="P27" draw:layer="Layout" svg:width="1.507cm" svg:height="1.097cm" svg:x="6.683cm" svg:y="3.826cm">
          <text:p text:style-name="P23"><text:span text:style-name="T1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35" draw:text-style-name="P28" draw:layer="Layout" svg:width="1.623cm" svg:height="0.007cm" svg:x="2.22cm" svg:y="4.4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27" draw:text-style-name="P29" draw:layer="Layout" svg:width="0.922cm" svg:height="0.921cm" svg:x="3.837cm" svg:y="3.979cm">
          <text:p text:style-name="P23"><text:span text:style-name="T18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35" draw:text-style-name="P28" draw:layer="Layout" svg:width="1.923cm" svg:height="0.001cm" svg:x="4.759cm" svg:y="4.3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35" draw:text-style-name="P28" draw:layer="Layout" svg:width="1.843cm" svg:height="0.001cm" svg:x="8.196cm" svg:y="4.04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35" draw:text-style-name="P28" draw:layer="Layout" svg:width="1.843cm" svg:height="0.001cm" svg:x="8.196cm" svg:y="4.7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35" draw:text-style-name="P28" draw:layer="Layout" svg:width="1.039cm" svg:height="0.008cm" draw:transform="rotate (-1.5707963267949) translate (4.284cm 2.9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31" draw:text-style-name="P27" draw:layer="Layout" svg:width="2.781cm" svg:height="1.306cm" svg:x="10.017cm" svg:y="3.729cm">
          <text:p text:style-name="P23"><text:span text:style-name="T17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43" draw:text-style-name="P28" draw:layer="Layout" svg:width="1.869cm" svg:height="0.001cm" svg:x="12.798cm" svg:y="4.3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31" draw:text-style-name="P27" draw:layer="Layout" svg:width="2.746cm" svg:height="1.268cm" svg:x="14.667cm" svg:y="3.68cm">
          <text:p text:style-name="P23"><text:span text:style-name="T17">F0</text:span></text:p>
          <text:p text:style-name="P23"><text:span text:style-name="T17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21" draw:layer="layout" svg:width="1.384cm" svg:height="0.873cm" svg:x="2.255cm" svg:y="3.465cm">
          <draw:text-box>
            <text:p text:style-name="P21">x[n]</text:p>
          </draw:text-box>
        </draw:frame>
        <draw:frame draw:style-name="gr44" draw:text-style-name="P21" draw:layer="layout" svg:width="1.511cm" svg:height="0.873cm" svg:x="3.505cm" svg:y="2.075cm">
          <draw:text-box>
            <text:p text:style-name="P21">w[n]</text:p>
          </draw:text-box>
        </draw:frame>
        <draw:frame draw:style-name="gr36" draw:text-style-name="P21" draw:layer="layout" svg:width="1.8cm" svg:height="0.873cm" svg:x="4.707cm" svg:y="4.394cm">
          <draw:text-box>
            <text:p text:style-name="P21">xw[n]</text:p>
          </draw:text-box>
        </draw:frame>
        <draw:frame draw:style-name="gr45" draw:text-style-name="P21" draw:layer="layout" svg:width="1.745cm" svg:height="0.873cm" svg:x="8.221cm" svg:y="3.088cm">
          <draw:text-box>
            <text:p text:style-name="P21">|X[k]|</text:p>
          </draw:text-box>
        </draw:frame>
        <draw:frame draw:style-name="gr46" draw:text-style-name="P21" draw:layer="layout" svg:width="1.784cm" svg:height="0.873cm" svg:x="8.048cm" svg:y="4.757cm">
          <draw:text-box>
            <text:p text:style-name="P21">&lt;X[k]</text:p>
          </draw:text-box>
        </draw:frame>
        <draw:frame draw:style-name="gr47" draw:text-style-name="P21" draw:layer="layout" svg:width="1.035cm" svg:height="0.94cm" svg:x="12.718cm" svg:y="3.342cm">
          <draw:text-box>
            <text:p text:style-name="P21">A<text:span text:style-name="T19">p</text:span></text:p>
          </draw:text-box>
        </draw:frame>
        <draw:frame draw:style-name="gr48" draw:text-style-name="P21" draw:layer="layout" svg:width="0.828cm" svg:height="0.94cm" svg:x="13.297cm" svg:y="3.332cm">
          <draw:text-box>
            <text:p text:style-name="P21">f<text:span text:style-name="T19">p</text:span></text:p>
          </draw:text-box>
        </draw:frame>
        <draw:frame draw:style-name="gr49" draw:text-style-name="P21" draw:layer="layout" svg:width="0.972cm" svg:height="0.94cm" svg:x="13.755cm" svg:y="3.323cm">
          <draw:text-box>
            <text:p text:style-name="P21">p<text:span text:style-name="T19">p</text:span></text:p>
          </draw:text-box>
        </draw:frame>
        <draw:frame draw:style-name="gr47" draw:text-style-name="P21" draw:layer="layout" svg:width="1.035cm" svg:height="0.94cm" svg:x="21.146cm" svg:y="5.747cm">
          <draw:text-box>
            <text:p text:style-name="P21">A<text:span text:style-name="T19">h</text:span></text:p>
          </draw:text-box>
        </draw:frame>
        <draw:frame draw:style-name="gr48" draw:text-style-name="P21" draw:layer="layout" svg:width="0.828cm" svg:height="0.94cm" svg:x="20.092cm" svg:y="5.738cm">
          <draw:text-box>
            <text:p text:style-name="P21">f<text:span text:style-name="T19">h</text:span></text:p>
          </draw:text-box>
        </draw:frame>
        <draw:frame draw:style-name="gr49" draw:text-style-name="P21" draw:layer="layout" svg:width="0.972cm" svg:height="0.94cm" svg:x="20.55cm" svg:y="5.687cm">
          <draw:text-box>
            <text:p text:style-name="P21">p<text:span text:style-name="T19">h</text:span></text:p>
          </draw:text-box>
        </draw:frame>
        <draw:frame draw:style-name="gr48" draw:text-style-name="P21" draw:layer="layout" svg:width="0.828cm" svg:height="0.94cm" svg:x="17.38cm" svg:y="3.06cm">
          <draw:text-box>
            <text:p text:style-name="P21">f<text:span text:style-name="T19">0</text:span></text:p>
          </draw:text-box>
        </draw:frame>
        <draw:custom-shape draw:name="Rectángulo 46" draw:style-name="gr31" draw:text-style-name="P27" draw:layer="Layout" svg:width="2.939cm" svg:height="1.549cm" svg:x="18.659cm" svg:y="3.542cm">
          <text:p text:style-name="P23"><text:span text:style-name="T17">Harmonic</text:span></text:p>
          <text:p text:style-name="P23"><text:span text:style-name="T17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43" draw:text-style-name="P28" draw:layer="Layout" svg:width="1.244cm" svg:height="0.001cm" svg:x="17.414cm" svg:y="3.93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28" draw:text-style-name="P25" draw:layer="layout" svg:x1="13.673cm" svg:y1="4.363cm" svg:x2="13.673cm" svg:y2="5.285cm">
          <text:p/>
        </draw:line>
        <draw:line draw:style-name="gr28" draw:text-style-name="P25" draw:layer="layout" svg:x1="13.675cm" svg:y1="5.294cm" svg:x2="17.822cm" svg:y2="5.294cm">
          <text:p/>
        </draw:line>
        <draw:line draw:style-name="gr28" draw:text-style-name="P25" draw:layer="layout" svg:x1="17.826cm" svg:y1="5.294cm" svg:x2="17.826cm" svg:y2="4.753cm">
          <text:p/>
        </draw:line>
        <draw:custom-shape draw:name="Conector recto de flecha 33" draw:style-name="gr43" draw:text-style-name="P28" draw:layer="Layout" svg:width="0.876cm" svg:height="0.001cm" svg:x="17.825cm" svg:y="4.726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6" draw:layer="layout" svg:width="24.329cm" svg:height="2.255cm" svg:x="1.072cm" svg:y="0.286cm" presentation:class="title" presentation:user-transformed="true">
          <draw:text-box>
            <text:p>Harmonic plus stochastic model</text:p>
          </draw:text-box>
        </draw:frame>
        <draw:frame draw:style-name="gr50" draw:text-style-name="P21" draw:layer="layout" svg:width="1.81cm" svg:height="0.84cm" svg:x="16.594cm" svg:y="13.114cm">
          <draw:text-box>
            <text:p text:style-name="P21">Yh'[k]</text:p>
          </draw:text-box>
        </draw:frame>
        <draw:custom-shape draw:name="Rectángulo 36" draw:style-name="gr31" draw:text-style-name="P27" draw:layer="Layout" svg:width="3.703cm" svg:height="1.358cm" svg:x="18.313cm" svg:y="12.308cm">
          <text:p text:style-name="P23"><text:span text:style-name="T17">Sine spectral</text:span></text:p>
          <text:p text:style-name="P23"><text:span text:style-name="T17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1" draw:layer="layout" svg:x1="20.158cm" svg:y1="11.238cm" svg:x2="20.158cm" svg:y2="12.377cm">
          <text:p/>
        </draw:line>
        <draw:line draw:style-name="gr28" draw:layer="layout" svg:x1="12.428cm" svg:y1="7.412cm" svg:x2="12.428cm" svg:y2="8.082cm">
          <text:p/>
        </draw:line>
        <draw:line draw:style-name="gr41" draw:layer="layout" svg:x1="20.208cm" svg:y1="7.066cm" svg:x2="18.735cm" svg:y2="7.066cm">
          <text:p/>
        </draw:line>
        <draw:frame draw:style-name="gr47" draw:text-style-name="P21" draw:layer="layout" svg:width="1.094cm" svg:height="0.94cm" svg:x="21.247cm" svg:y="11.247cm">
          <draw:text-box>
            <text:p text:style-name="P21">A<text:span text:style-name="T19">h'</text:span></text:p>
          </draw:text-box>
        </draw:frame>
        <draw:frame draw:style-name="gr48" draw:text-style-name="P21" draw:layer="layout" svg:width="0.891cm" svg:height="0.94cm" svg:x="20.193cm" svg:y="11.238cm">
          <draw:text-box>
            <text:p text:style-name="P21">f<text:span text:style-name="T19">h'</text:span></text:p>
          </draw:text-box>
        </draw:frame>
        <draw:frame draw:style-name="gr49" draw:text-style-name="P21" draw:layer="layout" svg:width="1.035cm" svg:height="0.94cm" svg:x="20.651cm" svg:y="11.187cm">
          <draw:text-box>
            <text:p text:style-name="P21">p<text:span text:style-name="T19">h'</text:span></text:p>
          </draw:text-box>
        </draw:frame>
        <draw:custom-shape draw:name="Rectángulo 44" draw:style-name="gr52" draw:text-style-name="P14" draw:layer="layout" svg:width="3.556cm" svg:height="1.971cm" svg:x="4.51cm" svg:y="11.969cm">
          <text:p text:style-name="P13"><text:span text:style-name="T6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52" draw:text-style-name="P14" draw:layer="layout" svg:width="4.488cm" svg:height="1.316cm" svg:x="10.019cm" svg:y="12.32cm">
          <text:p text:style-name="P13"><text:span text:style-name="T6">Stochastic </text:span><text:span text:style-name="T6"><text:line-break/></text:span><text:span text:style-name="T6">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5" draw:text-style-name="P14" draw:layer="layout" svg:width="4.08cm" svg:height="1.328cm" svg:x="10.383cm" svg:y="8.063cm">
          <text:p text:style-name="P13"><text:span text:style-name="T6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15" draw:layer="layout" svg:width="2.242cm" svg:height="1.216cm" svg:x="7.873cm" svg:y="13.062cm">
          <draw:text-box>
            <text:p><text:span text:style-name="T7">&lt;Yst[k]</text:span></text:p>
          </draw:text-box>
        </draw:frame>
        <draw:frame draw:style-name="gr12" draw:text-style-name="P15" draw:layer="layout" svg:width="2.204cm" svg:height="1.06cm" svg:x="12.636cm" svg:y="9.355cm">
          <draw:text-box>
            <text:p><text:span text:style-name="T7">|Yst[k]|</text:span></text:p>
          </draw:text-box>
        </draw:frame>
        <draw:custom-shape draw:name="Rectángulo 36" draw:style-name="gr51" draw:text-style-name="P31" draw:layer="layout" svg:width="4.296cm" svg:height="1.088cm" svg:x="18.015cm" svg:y="10.221cm">
          <text:p text:style-name="P30"><text:span text:style-name="T20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51" draw:text-style-name="P31" draw:layer="layout" svg:width="4.296cm" svg:height="1.088cm" svg:x="10.142cm" svg:y="10.29cm">
          <text:p text:style-name="P30"><text:span text:style-name="T20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1" draw:layer="layout" svg:x1="12.446cm" svg:y1="9.391cm" svg:x2="12.446cm" svg:y2="10.29cm">
          <text:p/>
        </draw:line>
        <draw:line draw:style-name="gr41" draw:layer="layout" svg:x1="12.446cm" svg:y1="11.378cm" svg:x2="12.446cm" svg:y2="12.32cm">
          <text:p/>
        </draw:line>
        <draw:line draw:style-name="gr41" draw:layer="layout" svg:x1="8.066cm" svg:y1="12.954cm" svg:x2="9.99cm" svg:y2="12.954cm">
          <text:p/>
        </draw:line>
        <draw:frame draw:style-name="gr12" draw:text-style-name="P15" draw:layer="layout" svg:width="2.314cm" svg:height="1.06cm" svg:x="12.636cm" svg:y="11.355cm">
          <draw:text-box>
            <text:p><text:span text:style-name="T7">|Yst'[k]|</text:span></text:p>
          </draw:text-box>
        </draw:frame>
        <draw:line draw:style-name="gr41" draw:layer="layout" svg:x1="14.507cm" svg:y1="12.954cm" svg:x2="15.955cm" svg:y2="12.954cm">
          <text:p/>
        </draw:line>
        <draw:frame draw:style-name="gr55" draw:text-style-name="P15" draw:layer="layout" svg:width="2.168cm" svg:height="1.216cm" svg:x="14.373cm" svg:y="13.062cm">
          <draw:text-box>
            <text:p><text:span text:style-name="T7">Yst'[k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6cm" svg:y="2.159cm" draw:page-number="7" presentation:class="page"/>
          <draw:frame presentation:style-name="pr8" draw:text-style-name="P32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8" draw:style-name="dp5" draw:master-page-name="UPF-master" presentation:presentation-page-layout-name="AL2T1">
        <office:forms form:automatic-focus="false" form:apply-design-mode="false"/>
        <draw:frame presentation:style-name="pr10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11" draw:text-style-name="P35" draw:layer="layout" svg:width="23.876cm" svg:height="11.049cm" svg:x="0.762cm" svg:y="4.457cm" presentation:class="outline" presentation:user-transformed="true">
          <draw:text-box>
            <text:list text:style-name="L4">
              <text:list-item>
                <text:p><text:span text:style-name="T23">More information on this topic from Wikipedia:</text:span></text:p>
                <text:list>
                  <text:list-item>
                    <text:p><text:span text:style-name="T24">http://en.wikipedia.org/wiki/Sound_effects</text:span></text:p>
                  </text:list-item>
                  <text:list-item>
                    <text:p><text:span text:style-name="T24"><text:a xlink:href="http://en.wikipedia.org/wiki/Equalization_filter" xlink:type="simple">http://en.wikipedia.org/wiki/Equalization_filter</text:a></text:span></text:p>
                  </text:list-item>
                  <text:list-item>
                    <text:p><text:span text:style-name="T24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25">Sounds used taken from Freesound: </text:span><text:span text:style-name="T25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26">All slides and code produced for this course are released using the CC Attribution-Noncommercial-Share Alike license or the Affero GPL license and available from </text:span><text:span text:style-name="T26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12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sound transformations</text:span><text:span text:style-name="T1"><text:line-break/></text:span><text:span text:style-name="T1">(1 of 2)</text:span></text:p>
          </draw:text-box>
        </draw:frame>
        <draw:custom-shape draw:name="Text Box 2" draw:style-name="gr56" draw:text-style-name="P5" draw:layer="Layout" svg:width="14.016cm" svg:height="3.08cm" svg:x="5.728cm" svg:y="11.136cm">
          <text:p text:style-name="P36"><text:span text:style-name="T2">Xavier Serra</text:span></text:p>
          <text:p text:style-name="P37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093cm" svg:height="10.203cm" svg:x="2.711cm" svg:y="2.067cm" draw:page-number="9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2" svg:font-family="Arial" style:font-adornments="Regular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3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6.01cm" svg:height="0.945cm" svg:x="9.825cm" svg:y="18.314cm" presentation:class="footer">
        <draw:text-box>
          <text:p/>
        </draw:text-box>
      </draw:frame>
      <draw:frame presentation:style-name="Mpr1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5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6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5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6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1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558cm" svg:height="1.421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558cm" svg:height="1.421cm" svg:x="11.161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creator>xavier serra</dc:creator>
    <dc:date>2014-03-19T14:02:08.830807000</dc:date>
    <meta:print-date>1997-08-12T21:40:10</meta:print-date>
    <meta:editing-cycles>133</meta:editing-cycles>
    <meta:editing-duration>P4DT16H31M11S</meta:editing-duration>
    <meta:generator>LibreOffice/4.2.1.1$MacOSX_X86_64 LibreOffice_project/d7dbbd7842e6a58b0f521599204e827654e1fb8b</meta:generator>
    <meta:document-statistic meta:object-count="269"/>
  </office:meta>
</office:document-meta>
</file>